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co18" style:family="table-column">
      <style:table-column-properties fo:break-before="auto" style:column-width="12.608cm"/>
    </style:style>
    <style:style style:name="co19" style:family="table-column">
      <style:table-column-properties fo:break-before="auto" style:column-width="16.367cm"/>
    </style:style>
    <style:style style:name="co20" style:family="table-column">
      <style:table-column-properties fo:break-before="auto" style:column-width="3.431cm"/>
    </style:style>
    <style:style style:name="co21" style:family="table-column">
      <style:table-column-properties fo:break-before="auto" style:column-width="6.8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1" style:family="table-cell" style:parent-style-name="Default">
      <style:table-cell-properties style:vertical-align="bottom"/>
    </style:style>
    <style:style style:name="ce25" style:family="table-cell" style:parent-style-name="Default">
      <style:text-properties fo:text-shadow="1pt 1pt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8000"/>
    </style:style>
    <style:style style:name="ce19" style:family="table-cell" style:parent-style-name="Default">
      <style:table-cell-properties fo:background-color="#e8a202"/>
    </style:style>
    <style:style style:name="ce16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81d41a"/>
    </style:style>
    <style:style style:name="ce24" style:family="table-cell" style:parent-style-name="Default">
      <style:table-cell-properties fo:background-color="#00a933"/>
    </style:style>
    <style:style style:name="ce23" style:family="table-cell" style:parent-style-name="Default">
      <style:table-cell-properties fo:background-color="#bf819e"/>
    </style:style>
    <style:style style:name="ce22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>
      <style:table-cell-properties fo:background-color="#d4ea6b"/>
    </style:style>
    <style:style style:name="ce20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ffffa6"/>
    </style:style>
    <style:style style:name="ce5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3" style:family="table-cell" style:parent-style-name="Default">
      <style:table-cell-properties fo:border-bottom="none" fo:border-left="0.06pt solid #000000" fo:border-right="none" fo:border-top="none"/>
    </style:style>
    <style:style style:name="ce54" style:family="table-cell" style:parent-style-name="Default">
      <style:table-cell-properties fo:border-bottom="0.06pt solid #000000" fo:border-left="0.06pt solid #000000" fo:border-right="none" fo:border-top="none"/>
    </style:style>
    <style:style style:name="ce55" style:family="table-cell" style:parent-style-name="Default">
      <style:table-cell-properties fo:border="0.06pt solid #000000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order-left="none" fo:border-right="0.06pt solid #000000" fo:border-top="none"/>
    </style:style>
    <style:style style:name="ce59" style:family="table-cell" style:parent-style-name="Default">
      <style:table-cell-properties fo:border-bottom="0.06pt solid #000000" fo:border-left="none" fo:border-right="0.06pt solid #000000" fo:border-top="none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>
      <style:table-cell-properties style:vertical-align="bottom"/>
    </style:style>
    <style:style style:name="ce62" style:family="table-cell" style:parent-style-name="Default">
      <style:text-properties fo:text-shadow="1pt 1pt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Constant rank theorem</text:p>
          </table:table-cell>
          <table:table-cell office:value-type="string" calcext:value-type="string">
            <text:p><text:s/>( multivariate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henberg–Kohn theorems</text:p>
          </table:table-cell>
          <table:table-cell office:value-type="string" calcext:value-type="string">
            <text:p><text:s/>("Density Functional Theory"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us−Yamabe theorem</text:p>
          </table:table-cell>
          <table:table-cell office:value-type="string" calcext:value-type="string">
            <text:p><text:s/>(2D st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–Wallace theorem</text:p>
          </table:table-cell>
          <table:table-cell office:value-type="string" calcext:value-type="string">
            <text:p><text:s/>(3-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 core theorem</text:p>
          </table:table-cell>
          <table:table-cell office:value-type="string" calcext:value-type="string">
            <text:p><text:s/>(3-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ness theorem</text:p>
          </table:table-cell>
          <table:table-cell office:value-type="string" calcext:value-type="string">
            <text:p><text:s/>(3-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cheri–Legendre theorem</text:p>
          </table:table-cell>
          <table:table-cell office:value-type="string" calcext:value-type="string">
            <text:p><text:s/>(absolu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nomial theorem</text:p>
          </table:table-cell>
          <table:table-cell office:value-type="string" calcext:value-type="string">
            <text:p><text:s/>(algebra,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oot theorem</text:p>
          </table:table-cell>
          <table:table-cell office:value-type="string" calcext:value-type="string">
            <text:p><text:s/>(algebra, 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 root theorem</text:p>
          </table:table-cell>
          <table:table-cell office:value-type="string" calcext:value-type="string">
            <text:p><text:s/>(algebra, 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Bourbaki theorem</text:p>
          </table:table-cell>
          <table:table-cell office:value-type="string" calcext:value-type="string">
            <text:p><text:s/>(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bert's theorem</text:p>
          </table:table-cell>
          <table:table-cell office:value-type="string" calcext:value-type="string">
            <text:p><text:s/>(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's theorem</text:p>
          </table:table-cell>
          <table:table-cell office:value-type="string" calcext:value-type="string">
            <text:p><text:s/>(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automorphisms theorem</text:p>
          </table:table-cell>
          <table:table-cell office:value-type="string" calcext:value-type="string">
            <text:p><text:s/>(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er's theorem</text:p>
          </table:table-cell>
          <table:table-cell office:value-type="string" calcext:value-type="string">
            <text:p><text:s/>(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er's theorem</text:p>
          </table:table-cell>
          <table:table-cell office:value-type="string" calcext:value-type="string">
            <text:p><text:s/>(algebraic curves) (analyt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oush's theorem</text:p>
          </table:table-cell>
          <table:table-cell office:value-type="string" calcext:value-type="string">
            <text:p><text:s/>(algebraic groups, representation theory, invarian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Kolchin theorem</text:p>
          </table:table-cell>
          <table:table-cell office:value-type="string" calcext:value-type="string">
            <text:p><text:s/>(algebraic groups, 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unit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ero–Washington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wald–Wang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fforgue's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ideal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ion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Salmon theorem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dge index theorem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 on rationality for surfaces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r's theorem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urfaces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duality theorem</text:p>
          </table:table-cell>
          <table:table-cell office:value-type="string" calcext:value-type="string">
            <text:p><text:s/>(algebraic topology of 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enberg–Zilber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ry ball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ewicz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ünneth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hyperplane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–Hirsch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fert–van Kampen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icial approximation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–Zeeman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coefficient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oris–Begle mapping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–Graustein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cube</text:p>
          </table:table-cell>
          <table:table-cell office:value-type="string" calcext:value-type="string">
            <text:p><text:s/>(algebraic varieti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bit ibn Qurra's theorem</text:p>
          </table:table-cell>
          <table:table-cell office:value-type="string" calcext:value-type="string">
            <text:p><text:s/>(amicable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 theorem</text:p>
          </table:table-cell>
          <table:table-cell office:value-type="string" calcext:value-type="string">
            <text:p><text:s/>(analysis of algorithms) (recurrence relations, asymptot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i's theorem</text:p>
          </table:table-cell>
          <table:table-cell office:value-type="string" calcext:value-type="string">
            <text:p><text:s/>(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kat–Richert theorem</text:p>
          </table:table-cell>
          <table:table-cell office:value-type="string" calcext:value-type="string">
            <text:p><text:s/>(analyt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er's theorem</text:p>
          </table:table-cell>
          <table:table-cell office:value-type="string" calcext:value-type="string">
            <text:p><text:s/>(analyt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gel–Walfisz theorem</text:p>
          </table:table-cell>
          <table:table-cell office:value-type="string" calcext:value-type="string">
            <text:p><text:s/>(analyt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ers theorem</text:p>
          </table:table-cell>
          <table:table-cell office:value-type="string" calcext:value-type="string">
            <text:p><text:s/>(arithmetic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wson–Gärtner theorem</text:p>
          </table:table-cell>
          <table:table-cell office:value-type="string" calcext:value-type="string">
            <text:p><text:s/>(asymptot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pilrajn extension theorem</text:p>
          </table:table-cell>
          <table:table-cell office:value-type="string" calcext:value-type="string">
            <text:p><text:s/>(axiom of choi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Mazur theorem</text:p>
          </table:table-cell>
          <table:table-cell office:value-type="string" calcext:value-type="string">
            <text:p><text:s/>(Banach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man–Pettis theorem</text:p>
          </table:table-cell>
          <table:table-cell office:value-type="string" calcext:value-type="string">
            <text:p><text:s/>(Banach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ginal value theorem</text:p>
          </table:table-cell>
          <table:table-cell office:value-type="string" calcext:value-type="string">
            <text:p><text:s/>(bi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expansion theorem</text:p>
          </table:table-cell>
          <table:table-cell office:value-type="string" calcext:value-type="string">
            <text:p><text:s/>(Boolea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second theorem</text:p>
          </table:table-cell>
          <table:table-cell office:value-type="string" calcext:value-type="string">
            <text:p><text:s/>(calculus of variations,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elope theorem</text:p>
          </table:table-cell>
          <table:table-cell office:value-type="string" calcext:value-type="string">
            <text:p><text:s/>(calculus of var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ntain pass theorem</text:p>
          </table:table-cell>
          <table:table-cell office:value-type="string" calcext:value-type="string">
            <text:p><text:s/>(calculus of var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e value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calculus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 value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value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e's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z–Cesàro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's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yd's adjoint functor theorem</text:p>
          </table:table-cell>
          <table:table-cell office:value-type="string" calcext:value-type="string">
            <text:p><text:s/>(categor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chell's embedding theorem</text:p>
          </table:table-cell>
          <table:table-cell office:value-type="string" calcext:value-type="string">
            <text:p><text:s/>(categor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tis–Hedlund–Lyndon theorem</text:p>
          </table:table-cell>
          <table:table-cell office:value-type="string" calcext:value-type="string">
            <text:p><text:s/>(cellular automat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circle theorems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ircles theorem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quel's theorem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vot theorem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circles theorem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ial theorem</text:p>
          </table:table-cell>
          <table:table-cell office:value-type="string" calcext:value-type="string">
            <text:p><text:s/>(classical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 theorem</text:p>
          </table:table-cell>
          <table:table-cell office:value-type="string" calcext:value-type="string">
            <text:p><text:s/>(classical mechanics) 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ner–Eckart theorem</text:p>
          </table:table-cell>
          <table:table-cell office:value-type="string" calcext:value-type="string">
            <text:p><text:s/>(Clebsch–Gordan coefficie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ft–McMillan theorem</text:p>
          </table:table-cell>
          <table:table-cell office:value-type="string" calcext:value-type="string">
            <text:p><text:s/>(cod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gue–Grundy theorem</text:p>
          </table:table-cell>
          <table:table-cell office:value-type="string" calcext:value-type="string">
            <text:p><text:s/>(combinatorial 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worth's theorem</text:p>
          </table:table-cell>
          <table:table-cell office:value-type="string" calcext:value-type="string">
            <text:p><text:s/>(combinatorics, 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o–Rado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vin's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es–Jewett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l's marriage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–Katona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k–Moser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ólya enumeration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rner's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ley's reciprocity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of David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–Trotter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's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der Waerden's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berger–Bressoud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basis theorem</text:p>
          </table:table-cell>
          <table:table-cell office:value-type="string" calcext:value-type="string">
            <text:p><text:s/>(commutative algebra,invarian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en structure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ing-up and going-down theorems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syzygy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's principal ideal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ker–Noether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formization theorem</text:p>
          </table:table-cell>
          <table:table-cell office:value-type="string" calcext:value-type="string">
            <text:p><text:s/>(complex analysis, 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eson–Jacob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son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 integral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Hadamard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anges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Moivre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-of-the-wedge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rell–Markushevich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lgebra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Luca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sky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circle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line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–Rosenthal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ebe 1/4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ent expansion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löf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an–Menchoff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lin inversion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lyan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ag-Leffler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dromy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l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ra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–Hadamard gap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ragmén–Lindelöf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mert–Stein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ue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mapping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theorem on removable singularities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ge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u's semicontinuity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khatsky–Weierstras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convolution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factorization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–Casorati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/>(complex analysis) (entire func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da–El Mir theorem</text:p>
          </table:table-cell>
          <table:table-cell office:value-type="string" calcext:value-type="string">
            <text:p><text:s/>(complex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vanishing theorem</text:p>
          </table:table-cell>
          <table:table-cell office:value-type="string" calcext:value-type="string">
            <text:p><text:s/>(complex manifol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–Riemann–Roch theorem</text:p>
          </table:table-cell>
          <table:table-cell office:value-type="string" calcext:value-type="string">
            <text:p><text:s/>(complex 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's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erman–Szelepcsényi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p–Lipton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ner's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speedup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P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random generator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vitch's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efer's dichotomy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hierarchy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up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hierarchy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da's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ant–Vazirani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ression theorem</text:p>
          </table:table-cell>
          <table:table-cell office:value-type="string" calcext:value-type="string">
            <text:p><text:s/>(computational complexity theory) (structur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–Shapiro theorem</text:p>
          </table:table-cell>
          <table:table-cell office:value-type="string" calcext:value-type="string">
            <text:p><text:s/>(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d program theorem</text:p>
          </table:table-cell>
          <table:table-cell office:value-type="string" calcext:value-type="string">
            <text:p><text:s/>(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ly duckling theorem</text:p>
          </table:table-cell>
          <table:table-cell office:value-type="string" calcext:value-type="string">
            <text:p><text:s/>(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um threshold theorem</text:p>
          </table:table-cell>
          <table:table-cell office:value-type="string" calcext:value-type="string">
            <text:p><text:s/>(computer science) 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conformal mapp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surable Riemann mapping theorem</text:p>
          </table:table-cell>
          <table:table-cell office:value-type="string" calcext:value-type="string">
            <text:p><text:s/>(conformal mapp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/>(conformal mappings) (conformal mapping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al's theorem</text:p>
          </table:table-cell>
          <table:table-cell office:value-type="string" calcext:value-type="string">
            <text:p><text:s/>(co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's closure theorem</text:p>
          </table:table-cell>
          <table:table-cell office:value-type="string" calcext:value-type="string">
            <text:p><text:s/>(co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Śleszyński–Pringsheim theorem</text:p>
          </table:table-cell>
          <table:table-cell office:value-type="string" calcext:value-type="string">
            <text:p><text:s/>(continued frac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Mazurkiewicz theorem</text:p>
          </table:table-cell>
          <table:table-cell office:value-type="string" calcext:value-type="string">
            <text:p><text:s/>(continuum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aritonov's theorem</text:p>
          </table:table-cell>
          <table:table-cell office:value-type="string" calcext:value-type="string">
            <text:p><text:s/>(contro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ner's theorem</text:p>
          </table:table-cell>
          <table:table-cell office:value-type="string" calcext:value-type="string">
            <text:p><text:s/>(contro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 theorem (Nagano–Sussmann)</text:p>
          </table:table-cell>
          <table:table-cell office:value-type="string" calcext:value-type="string">
            <text:p><text:s/>(contro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hevsky–Chow theorem</text:p>
          </table:table-cell>
          <table:table-cell office:value-type="string" calcext:value-type="string">
            <text:p><text:s/>(contro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skin's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duality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 projection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churovskii's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au's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arating axis theorem</text:p>
          </table:table-cell>
          <table:table-cell office:value-type="string" calcext:value-type="string">
            <text:p><text:s/>(convex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ing hyperplane theorem</text:p>
          </table:table-cell>
          <table:table-cell office:value-type="string" calcext:value-type="string">
            <text:p><text:s/>(convex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convex hul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theorem</text:p>
          </table:table-cell>
          <table:table-cell office:value-type="string" calcext:value-type="string">
            <text:p><text:s/>(convex se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's theorem</text:p>
          </table:table-cell>
          <table:table-cell office:value-type="string" calcext:value-type="string">
            <text:p><text:s/>(convex se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perimetric theorem</text:p>
          </table:table-cell>
          <table:table-cell office:value-type="string" calcext:value-type="string">
            <text:p><text:s/>(curves, calculus of var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 about ovals</text:p>
          </table:table-cell>
          <table:table-cell office:value-type="string" calcext:value-type="string">
            <text:p><text:s/>(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–Ribet theorem</text:p>
          </table:table-cell>
          <table:table-cell office:value-type="string" calcext:value-type="string">
            <text:p><text:s/>(cyclotomic fie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peiser theorem</text:p>
          </table:table-cell>
          <table:table-cell office:value-type="string" calcext:value-type="string">
            <text:p><text:s/>(cyclotomic fie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determinant theorem</text:p>
          </table:table-cell>
          <table:table-cell office:value-type="string" calcext:value-type="string">
            <text:p><text:s/>(determina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quet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chs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–Ehrenprei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–Picone comparison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n–Gauss–Bonnet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-vertex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Bonnet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's Theorema Egregiu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–Ruh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–Rinow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Palai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usnier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tow rigidity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er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 embedding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lander–Niremberg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d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z–Ahlfors–Pick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mbedding theorem</text:p>
          </table:table-cell>
          <table:table-cell office:value-type="string" calcext:value-type="string">
            <text:p><text:s/>(differential 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theorem</text:p>
          </table:table-cell>
          <table:table-cell office:value-type="string" calcext:value-type="string">
            <text:p><text:s/>(differential operato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Rham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ldson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hresmann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cobordism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Hopf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image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mooth manifolds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–cobordism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immersion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covering dimension</text:p>
          </table:table-cell>
          <table:table-cell office:value-type="string" calcext:value-type="string">
            <text:p><text:s/>(dimen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composition theorem</text:p>
          </table:table-cell>
          <table:table-cell office:value-type="string" calcext:value-type="string">
            <text:p><text:s/>(dimen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nsity theorem</text:p>
          </table:table-cell>
          <table:table-cell office:value-type="string" calcext:value-type="string">
            <text:p><text:s/>(dimen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's theorem</text:p>
          </table:table-cell>
          <table:table-cell office:value-type="string" calcext:value-type="string">
            <text:p><text:s/>(diophantine approxim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pace theorem</text:p>
          </table:table-cell>
          <table:table-cell office:value-type="string" calcext:value-type="string">
            <text:p><text:s/>(Diophantine approxim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–Siegel–Roth theorem</text:p>
          </table:table-cell>
          <table:table-cell office:value-type="string" calcext:value-type="string">
            <text:p><text:s/>(diophantine approxim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approximation theorem</text:p>
          </table:table-cell>
          <table:table-cell office:value-type="string" calcext:value-type="string">
            <text:p><text:s/>(Diophantine approxim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's theorem</text:p>
          </table:table-cell>
          <table:table-cell office:value-type="string" calcext:value-type="string">
            <text:p><text:s/>(Diophantine equ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n–Skolem's theorem</text:p>
          </table:table-cell>
          <table:table-cell office:value-type="string" calcext:value-type="string">
            <text:p><text:s/>(diophantine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jdeman's theorem</text:p>
          </table:table-cell>
          <table:table-cell office:value-type="string" calcext:value-type="string">
            <text:p><text:s/>(diophantine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tings's theorem</text:p>
          </table:table-cell>
          <table:table-cell office:value-type="string" calcext:value-type="string">
            <text:p><text:s/>(diophanti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's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Anning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Nagy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ley–Zehnder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man–Grobman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–Moser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lov–Bogolyubov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énard's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xoto's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recurrence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endixson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kovskii's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ens's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ase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worth's limit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ustman–Ohli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 separatio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s of welfare economics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WL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ckscher–Ohli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mström's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ner symmetry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equilibrium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trade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bczynski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nschein–Mantel–Debreu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per–Samuelso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kis's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power theorem</text:p>
          </table:table-cell>
          <table:table-cell office:value-type="string" calcext:value-type="string">
            <text:p><text:s/>(electrical circui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venin's theorem</text:p>
          </table:table-cell>
          <table:table-cell office:value-type="string" calcext:value-type="string">
            <text:p><text:s/>(electrical circui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on's theorem</text:p>
          </table:table-cell>
          <table:table-cell office:value-type="string" calcext:value-type="string">
            <text:p><text:s/>(electrical network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shaw's theorem</text:p>
          </table:table-cell>
          <table:table-cell office:value-type="string" calcext:value-type="string">
            <text:p><text:s/>(electrost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ell–Lutz theorem</text:p>
          </table:table-cell>
          <table:table-cell office:value-type="string" calcext:value-type="string">
            <text:p><text:s/>(ellipt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et's theorem</text:p>
          </table:table-cell>
          <table:table-cell office:value-type="string" calcext:value-type="string">
            <text:p><text:s/>(ellipt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Mahon Master theorem</text:p>
          </table:table-cell>
          <table:table-cell office:value-type="string" calcext:value-type="string">
            <text:p><text:s/>(enumerative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distributio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partitio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al ergodic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wandering domai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nstei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eledec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ner's theorems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y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l incircle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cept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chord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secant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polygons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quadrilaterals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peiu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schle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Schooten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gnon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i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bar theorem</text:p>
          </table:table-cell>
          <table:table-cell office:value-type="string" calcext:value-type="string">
            <text:p><text:s/>(Euclidean 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ter's theorem</text:p>
          </table:table-cell>
          <table:table-cell office:value-type="string" calcext:value-type="string">
            <text:p><text:s/>(Euclidean 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ands–Balkema–de Haan theorem</text:p>
          </table:table-cell>
          <table:table-cell office:value-type="string" calcext:value-type="string">
            <text:p><text:s/>(extreme valu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ichael's theorem</text:p>
          </table:table-cell>
          <table:table-cell office:value-type="string" calcext:value-type="string">
            <text:p><text:s/>(Fibonacci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Warning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ler–Dress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itive element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ssmann's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igliani–Miller theorem</text:p>
          </table:table-cell>
          <table:table-cell office:value-type="string" calcext:value-type="string">
            <text:p><text:s/>(financ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bitrage-free pricing</text:p>
          </table:table-cell>
          <table:table-cell office:value-type="string" calcext:value-type="string">
            <text:p><text:s/>(financial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ual fund separation theorem</text:p>
          </table:table-cell>
          <table:table-cell office:value-type="string" calcext:value-type="string">
            <text:p><text:s/>(financial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Shephard–Todd theorem</text:p>
          </table:table-cell>
          <table:table-cell office:value-type="string" calcext:value-type="string">
            <text:p><text:s/>(finit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it–Thompson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-balance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transitivity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uniqueness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hotomy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er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*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J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fixed-point theorem</text:p>
          </table:table-cell>
          <table:table-cell office:value-type="string" calcext:value-type="string">
            <text:p><text:s/>(fixed points, 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isti fixed point theorem</text:p>
          </table:table-cell>
          <table:table-cell office:value-type="string" calcext:value-type="string">
            <text:p><text:s/>(fixed poi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fixed-point theorem</text:p>
          </table:table-cell>
          <table:table-cell office:value-type="string" calcext:value-type="string">
            <text:p><text:s/>(fixed poi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ynolds transport theorem</text:p>
          </table:table-cell>
          <table:table-cell office:value-type="string" calcext:value-type="string">
            <text:p><text:s/>(fluid 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s/>(fol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kov's compact leaf theorem</text:p>
          </table:table-cell>
          <table:table-cell office:value-type="string" calcext:value-type="string">
            <text:p><text:s/>(fol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b sphere theorem</text:p>
          </table:table-cell>
          <table:table-cell office:value-type="string" calcext:value-type="string">
            <text:p><text:s/>(fol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enumeration theorem</text:p>
          </table:table-cell>
          <table:table-cell office:value-type="string" calcext:value-type="string">
            <text:p><text:s/>(formal languag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representation theorem</text:p>
          </table:table-cell>
          <table:table-cell office:value-type="string" calcext:value-type="string">
            <text:p><text:s/>(formal languag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hill–Nerode theorem</text:p>
          </table:table-cell>
          <table:table-cell office:value-type="string" calcext:value-type="string">
            <text:p><text:s/>(formal languag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seval's theorem</text:p>
          </table:table-cell>
          <table:table-cell office:value-type="string" calcext:value-type="string">
            <text:p><text:s/>(Fourier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</text:p>
          </table:table-cell>
          <table:table-cell office:value-type="string" calcext:value-type="string">
            <text:p><text:s/>(Fourier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olution theorem</text:p>
          </table:table-cell>
          <table:table-cell office:value-type="string" calcext:value-type="string">
            <text:p><text:s/>(Fourier trans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–Wiener theorem</text:p>
          </table:table-cell>
          <table:table-cell office:value-type="string" calcext:value-type="string">
            <text:p><text:s/>(Fourier trans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–Schreier theorem</text:p>
          </table:table-cell>
          <table:table-cell office:value-type="string" calcext:value-type="string">
            <text:p><text:s/>(fre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 representation theorem</text:p>
          </table:table-cell>
          <table:table-cell office:value-type="string" calcext:value-type="string">
            <text:p><text:s/>(functional analysis, Hilbert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von Neumann theorem </text:p>
          </table:table-cell>
          <table:table-cell office:value-type="string" calcext:value-type="string">
            <text:p><text:s/>(functional analysis, representation theory of the Heisenberg group, quantum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quet–Bishop–de Leeuw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grap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rang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–Carlema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Schwart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rlein–Šmulia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glede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Naimark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in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Banac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inger–Toeplit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chmid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e–Yosida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torovic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icella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. Riesz extensio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inkiewic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r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-max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los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ntz–Szás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licz–Petti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etr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otient of subspac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Thori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ll–Nardzewski fixed poin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zonov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uder fixed poin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tral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Weierstras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theorem on one-parameter unitary groups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khonov fixed poin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elli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dinger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 bicommutan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hn's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's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max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on's theorem</text:p>
          </table:table-cell>
          <table:table-cell table:style-name="ce38"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hasarathy's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on's minimax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tze extension theorem</text:p>
          </table:table-cell>
          <table:table-cell office:value-type="string" calcext:value-type="string">
            <text:p><text:s/>(gener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chonoff's theorem</text:p>
          </table:table-cell>
          <table:table-cell office:value-type="string" calcext:value-type="string">
            <text:p><text:s/>(gener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 kernel theorem</text:p>
          </table:table-cell>
          <table:table-cell office:value-type="string" calcext:value-type="string">
            <text:p><text:s/>(generalized func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and's schema theorem</text:p>
          </table:table-cell>
          <table:table-cell office:value-type="string" calcext:value-type="string">
            <text:p><text:s/>(genetic algorith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theorem on groups of polynomial growth</text:p>
          </table:table-cell>
          <table:table-cell office:value-type="string" calcext:value-type="string">
            <text:p><text:s/>(geometric 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s alternative</text:p>
          </table:table-cell>
          <table:table-cell office:value-type="string" calcext:value-type="string">
            <text:p><text:s/>(geometric 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önflies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 twist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realization probl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meister–Singer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khlin's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hausen's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compactness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–Hlawka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second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ostratus' theorem</text:p>
          </table:table-cell>
          <table:table-cell office:value-type="string" calcext:value-type="string">
            <text:p><text:s/>(geometry,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wiger's theorem</text:p>
          </table:table-cell>
          <table:table-cell office:value-type="string" calcext:value-type="string">
            <text:p><text:s/>(geometry, 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va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andino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chord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Gua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quadrilateral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rotatio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sler–Hadwiger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Wantzel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metric mea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ge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jelmslev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ellipsoid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g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elaus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hr–Mascheroni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e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trisector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area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centroid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hexago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zza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–Steiner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olemy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agorea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ent-secant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les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bault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gnomon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sen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sey's theorem</text:p>
          </table:table-cell>
          <table:table-cell office:value-type="string" calcext:value-type="string">
            <text:p><text:s/>(graph theory,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celle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ac's theorems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allai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Pósa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Ston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ol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 col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cht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 structur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berg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ötzsch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jnal–Szemerédi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chhoff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vari–Sós–Turán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low min cut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ger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ielski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ect graph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i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ar separat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el–Young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in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son–Seymou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nyder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nk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itz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g perfect graph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tric hypergraph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t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gner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őnig's theorem</text:p>
          </table:table-cell>
          <table:table-cell office:value-type="string" calcext:value-type="string">
            <text:p><text:s/>(graph theory) (bipartite grap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reciprocity theorem</text:p>
          </table:table-cell>
          <table:table-cell office:value-type="string" calcext:value-type="string">
            <text:p><text:s/>(group represent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chke's theorem</text:p>
          </table:table-cell>
          <table:table-cell office:value-type="string" calcext:value-type="string">
            <text:p><text:s/>(group represent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ity-one theorem</text:p>
          </table:table-cell>
          <table:table-cell office:value-type="string" calcext:value-type="string">
            <text:p><text:s/>(group represent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stallographic restriction theorem</text:p>
          </table:table-cell>
          <table:table-cell office:value-type="string" calcext:value-type="string">
            <text:p><text:s/>(group theory, crystallograph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Dieudonné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ification of finite simple groups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ting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determinant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od–Shafarevich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orthogonality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shko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man's embedding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Hölder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ur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–Schmidt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osh subgroup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sky–Newman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-stabilizer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dei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eier refinement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–Zassenhau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 theorem about ends of groups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ow theorems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/>(Hamiltonian) (Hamiltonian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inversion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's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ason's theorem</text:p>
          </table:table-cell>
          <table:table-cell office:value-type="string" calcext:value-type="string">
            <text:p><text:s/>(Hilbert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re–Aronszajn theorem</text:p>
          </table:table-cell>
          <table:table-cell office:value-type="string" calcext:value-type="string">
            <text:p><text:s/>(Hilbert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ision theorem</text:p>
          </table:table-cell>
          <table:table-cell office:value-type="string" calcext:value-type="string">
            <text:p><text:s/>(homolog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udenthal suspension theorem</text:p>
          </table:table-cell>
          <table:table-cell office:value-type="string" calcext:value-type="string">
            <text:p><text:s/>(homotop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head theorem</text:p>
          </table:table-cell>
          <table:table-cell office:value-type="string" calcext:value-type="string">
            <text:p><text:s/>(homotop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incidenc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quist–Shannon sampling theorem</text:p>
          </table:table-cell>
          <table:table-cell office:value-type="string" calcext:value-type="string">
            <text:p><text:s/>(infor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–Hartley theorem</text:p>
          </table:table-cell>
          <table:table-cell office:value-type="string" calcext:value-type="string">
            <text:p><text:s/>(infor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source coding theorem</text:p>
          </table:table-cell>
          <table:table-cell office:value-type="string" calcext:value-type="string">
            <text:p><text:s/>(infor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theorem</text:p>
          </table:table-cell>
          <table:table-cell office:value-type="string" calcext:value-type="string">
            <text:p><text:s/>(infor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value theorem</text:p>
          </table:table-cell>
          <table:table-cell office:value-type="string" calcext:value-type="string">
            <text:p><text:s/>(integral transfor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theorem</text:p>
          </table:table-cell>
          <table:table-cell office:value-type="string" calcext:value-type="string">
            <text:p><text:s/>(integral transfor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</text:p>
          </table:table-cell>
          <table:table-cell office:value-type="string" calcext:value-type="string">
            <text:p><text:s/>(integr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 pentahedral theorem</text:p>
          </table:table-cell>
          <table:table-cell office:value-type="string" calcext:value-type="string">
            <text:p><text:s/>(invarian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Cohn theorem</text:p>
          </table:table-cell>
          <table:table-cell office:value-type="string" calcext:value-type="string">
            <text:p><text:s/>(Jordan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kinetics) 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–Milnor theorem</text:p>
          </table:table-cell>
          <table:table-cell office:value-type="string" calcext:value-type="string">
            <text:p><text:s/>(kno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rch–Rosser theorem</text:p>
          </table:table-cell>
          <table:table-cell office:value-type="string" calcext:value-type="string">
            <text:p><text:s/>(lambda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's theorem</text:p>
          </table:table-cell>
          <table:table-cell office:value-type="string" calcext:value-type="string">
            <text:p><text:s/>(large deviations) 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ated convergence theorem</text:p>
          </table:table-cell>
          <table:table-cell office:value-type="string" calcext:value-type="string">
            <text:p><text:s/>(Lebesgue integr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Morozov theorem</text:p>
          </table:table-cell>
          <table:table-cell office:value-type="string" calcext:value-type="string">
            <text:p><text:s/>(Li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eorem</text:p>
          </table:table-cell>
          <table:table-cell office:value-type="string" calcext:value-type="string">
            <text:p><text:s/>(Li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Witt theorem</text:p>
          </table:table-cell>
          <table:table-cell office:value-type="string" calcext:value-type="string">
            <text:p><text:s/>(Lie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ird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mbi–Varadarajan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</text:p>
          </table:table-cell>
          <table:table-cell office:value-type="string" calcext:value-type="string">
            <text:p><text:s/>(Lie groups, calculus of variations, differential invariants,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's theorem</text:p>
          </table:table-cell>
          <table:table-cell office:value-type="string" calcext:value-type="string">
            <text:p><text:s/>(Li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Hamilton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hange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dholm'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eigenvalue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axi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k–nullity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–Capelli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szbraun theorem</text:p>
          </table:table-cell>
          <table:table-cell office:value-type="string" calcext:value-type="string">
            <text:p><text:s/>(Lipschitz continu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Arf theorem</text:p>
          </table:table-cell>
          <table:table-cell office:value-type="string" calcext:value-type="string">
            <text:p><text:s/>(local class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h–Schlieder theorem</text:p>
          </table:table-cell>
          <table:table-cell office:value-type="string" calcext:value-type="string">
            <text:p><text:s/>(local 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duction theorem</text:p>
          </table:table-cell>
          <table:table-cell office:value-type="string" calcext:value-type="string">
            <text:p><text:s/>(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's theorem</text:p>
          </table:table-cell>
          <table:table-cell office:value-type="string" calcext:value-type="string">
            <text:p><text:s/>(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inversion theorem</text:p>
          </table:table-cell>
          <table:table-cell office:value-type="string" calcext:value-type="string">
            <text:p><text:s/>(mathematical analysis,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reversion theorem</text:p>
          </table:table-cell>
          <table:table-cell office:value-type="string" calcext:value-type="string">
            <text:p><text:s/>(mathematical analysis,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in–Milman theorem</text:p>
          </table:table-cell>
          <table:table-cell office:value-type="string" calcext:value-type="string">
            <text:p><text:s/>(mathematical analysis, 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valu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ňková–Helly selectio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da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tauberia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selectio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bby–Ric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ölder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ment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onvergenc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–Moser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macher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man–Toeplitz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olev embedding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eez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gő limit theorems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Vleck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xtensio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rvativity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interpolati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complete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incomplete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mory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dstein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amori–McAlo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ström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b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wenheim–Skolem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yasevich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is–Harringt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ardson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son's joint consistency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nd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representation theorem for Boolean algebras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ski's indefinability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-ordering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's three-series theorem</text:p>
          </table:table-cell>
          <table:table-cell office:value-type="string" calcext:value-type="string">
            <text:p><text:s/>(mathematical seri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eries theorem</text:p>
          </table:table-cell>
          <table:table-cell office:value-type="string" calcext:value-type="string">
            <text:p><text:s/>(mathematical seri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n's theorem</text:p>
          </table:table-cell>
          <table:table-cell office:value-type="string" calcext:value-type="string">
            <text:p><text:s/>(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hl's theorem</text:p>
          </table:table-cell>
          <table:table-cell office:value-type="string" calcext:value-type="string">
            <text:p><text:s/>(matri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shgorin circle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ron–Frobenius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khorn's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ht's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eron–Marti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tens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–Wold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integrat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orov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 and M. Riesz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ique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decomposit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Kolmogorov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epresentation theorem for classical Wiener space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ōmura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las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khorov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–Nikodym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oeder–Bernstein theorem for measurable spaces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–Strömberg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hau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Gaussian measures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nvergence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vering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–Hahn–Sak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Cantor theorem</text:p>
          </table:table-cell>
          <table:table-cell office:value-type="string" calcext:value-type="string">
            <text:p><text:s/>(metr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lqvist correspondence theorem</text:p>
          </table:table-cell>
          <table:table-cell office:value-type="string" calcext:value-type="string">
            <text:p><text:s/>(mod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Łoś'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categoricity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nenbaum's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kie's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's theorem</text:p>
          </table:table-cell>
          <table:table-cell office:value-type="string" calcext:value-type="string">
            <text:p><text:s/>(modul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's theorem</text:p>
          </table:table-cell>
          <table:table-cell office:value-type="string" calcext:value-type="string">
            <text:p><text:s/>(multiply transitive groups) 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on homogeneous functions</text:p>
          </table:table-cell>
          <table:table-cell office:value-type="string" calcext:value-type="string">
            <text:p><text:s/>(multivariate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enko theorem</text:p>
          </table:table-cell>
          <table:table-cell office:value-type="string" calcext:value-type="string">
            <text:p><text:s/>(neural network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approximation theorem</text:p>
          </table:table-cell>
          <table:table-cell office:value-type="string" calcext:value-type="string">
            <text:p><text:s/>(neural network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s/>(normed division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–Ulam theorem</text:p>
          </table:table-cell>
          <table:table-cell office:value-type="string" calcext:value-type="string">
            <text:p><text:s/>(normed sp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ya theorem</text:p>
          </table:table-cell>
          <table:table-cell office:value-type="string" calcext:value-type="string">
            <text:p><text:s/>(nuclear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enport–Schmidt theorem</text:p>
          </table:table-cell>
          <table:table-cell office:value-type="string" calcext:value-type="string">
            <text:p><text:s/>(number theory, Diophantine approxim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congruence theorem</text:p>
          </table:table-cell>
          <table:table-cell office:value-type="string" calcext:value-type="string">
            <text:p><text:s/>(number theory, modular arithmet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unov's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Richtmyer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Wendroff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öder–Bernstein theorems for operator algebras</text:p>
          </table:table-cell>
          <table:table-cell office:value-type="string" calcext:value-type="string">
            <text:p><text:s/>(operator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ita's theorem</text:p>
          </table:table-cell>
          <table:table-cell office:value-type="string" calcext:value-type="string">
            <text:p><text:s/>(operator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iper's theorem</text:p>
          </table:table-cell>
          <table:table-cell office:value-type="string" calcext:value-type="string">
            <text:p><text:s/>(operator theory,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i's theorem on completely positive maps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nespring factorization theorem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.-Nagy's dilation theorem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's theorem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 fixed-point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aster–Tarski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's tree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h's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embedding theorem</text:p>
          </table:table-cell>
          <table:table-cell office:value-type="string" calcext:value-type="string">
            <text:p><text:s/>(ordered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istence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no existence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–Lindelöf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theorem</text:p>
          </table:table-cell>
          <table:table-cell office:value-type="string" calcext:value-type="string">
            <text:p><text:s/>(p-ad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saki's theorem</text:p>
          </table:table-cell>
          <table:table-cell office:value-type="string" calcext:value-type="string">
            <text:p><text:s/>(paper fold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ähler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uranishi prolongation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Kowalevski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Milgram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ns–Lax–Milgram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free lunch theorem</text:p>
          </table:table-cell>
          <table:table-cell office:value-type="string" calcext:value-type="string">
            <text:p><text:s/>(philosophy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iraut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peyron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siu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oks fluctu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tzur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dissip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berg–Sach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one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–Łopuszański–Sohniu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mann–Feynma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's theorems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vin's circul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chen–Specke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mer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tta–Joukowski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min–Wagne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hai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broadcast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communic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d numbe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erwalder–Schrade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axi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rose–Hawking singularity theorems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pendicular axi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ve energy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ynting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-Venant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–statistic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–Proudma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ree moments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ck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itch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ot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wart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–Gallai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ity theorem</text:p>
          </table:table-cell>
          <table:table-cell office:value-type="string" calcext:value-type="string">
            <text:p><text:s/>(poli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 on total angular defect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polyhedron theorem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n's irreducibility criterion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den's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on–Stothers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–Hurwitz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–Zippel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pser–Lautemann theorem</text:p>
          </table:table-cell>
          <table:table-cell office:value-type="string" calcext:value-type="string">
            <text:p><text:s/>(probabilistic complexity theory) (structur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x's theorem</text:p>
          </table:table-cell>
          <table:table-cell office:value-type="string" calcext:value-type="string">
            <text:p><text:s/>(probability found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 mapping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sker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Petti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–Bray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escu-Tulcea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Cam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's central limit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gale representation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well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al stopping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tsky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de Moivre–Laplace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al limi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inetti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dley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–Cantelli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ersley–Clifford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inite monke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inchin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 continuit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's modulus of continuit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acs's proportion-sum independence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limi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kov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d compound agen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Bacharach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argues's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on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-elimination theorem</text:p>
          </table:table-cell>
          <table:table-cell office:value-type="string" calcext:value-type="string">
            <text:p><text:s/>(proof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by–Paris theorem</text:p>
          </table:table-cell>
          <table:table-cell office:value-type="string" calcext:value-type="string">
            <text:p><text:s/>(proof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's theorem on quadratic forms</text:p>
          </table:table-cell>
          <table:table-cell office:value-type="string" calcext:value-type="string">
            <text:p><text:s/>(quadratic 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law of inertia</text:p>
          </table:table-cell>
          <table:table-cell office:value-type="string" calcext:value-type="string">
            <text:p><text:s/>(quadratic 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's theorem</text:p>
          </table:table-cell>
          <table:table-cell office:value-type="string" calcext:value-type="string">
            <text:p><text:s/>(quadratic 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a's formulas</text:p>
          </table:table-cell>
          <table:table-cell office:value-type="string" calcext:value-type="string">
            <text:p><text:s/>(quadr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</text:p>
          </table:table-cell>
          <table:table-cell office:value-type="string" calcext:value-type="string">
            <text:p><text:s/>(quadrilateral) 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Aubel's theorem</text:p>
          </table:table-cell>
          <table:table-cell office:value-type="string" calcext:value-type="string">
            <text:p><text:s/>(quadrilater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tesman–Knill theorem</text:p>
          </table:table-cell>
          <table:table-cell office:value-type="string" calcext:value-type="string">
            <text:p><text:s/>(quantum comput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cloning theorem</text:p>
          </table:table-cell>
          <table:table-cell office:value-type="string" calcext:value-type="string">
            <text:p><text:s/>(quantum comput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ster decomposition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eman–Mandula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's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nberg–Witten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cal equivalence theorem</text:p>
          </table:table-cell>
          <table:table-cell office:value-type="string" calcext:value-type="string">
            <text:p><text:s/>(quantum optics) (quantum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don–Newell theorem</text:p>
          </table:table-cell>
          <table:table-cell office:value-type="string" calcext:value-type="string">
            <text:p><text:s/>(queue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kson's theorem</text:p>
          </table:table-cell>
          <table:table-cell office:value-type="string" calcext:value-type="string">
            <text:p><text:s/>(queue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pern–Läuchli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dman's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–Taylor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's tree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n friends and strangers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curve theorem</text:p>
          </table:table-cell>
          <table:table-cell office:value-type="string" calcext:value-type="string">
            <text:p><text:s/>(real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 representation theorem</text:p>
          </table:table-cell>
          <table:table-cell office:value-type="string" calcext:value-type="string">
            <text:p><text:s/>(real analysis, approxi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intersectio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àro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–Lebesgue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 on differentiation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maximal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Borel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differentiatio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zin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Fischer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's tauberia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horski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's theorem</text:p>
          </table:table-cell>
          <table:table-cell office:value-type="string" calcext:value-type="string">
            <text:p><text:s/>(recursion theory,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n theorem</text:p>
          </table:table-cell>
          <table:table-cell office:value-type="string" calcext:value-type="string">
            <text:p><text:s/>(recursion theory,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's recursion theorem</text:p>
          </table:table-cell>
          <table:table-cell office:value-type="string" calcext:value-type="string">
            <text:p><text:s/>(recur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d's theorem</text:p>
          </table:table-cell>
          <table:table-cell office:value-type="string" calcext:value-type="string">
            <text:p><text:s/>(relational mode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 theorem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's regularity theorem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–Weyl theorem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 for spherical functions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lemma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</text:p>
          </table:table-cell>
          <table:table-cell office:value-type="string" calcext:value-type="string">
            <text:p><text:s/>(Riemann surfaces, 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ranchis theorem</text:p>
          </table:table-cell>
          <table:table-cell office:value-type="string" calcext:value-type="string">
            <text:p><text:s/>(Riemann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 for Riemann surfaces</text:p>
          </table:table-cell>
          <table:table-cell office:value-type="string" calcext:value-type="string">
            <text:p><text:s/>(Riemann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Hadamard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g's eigenvalue comparison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ling–Hopf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uch comparison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here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ge's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onogov's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ie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 density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tzky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v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little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er–Phillips theorem</text:p>
          </table:table-cell>
          <table:table-cell office:value-type="string" calcext:value-type="string">
            <text:p><text:s/>(semi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theorem</text:p>
          </table:table-cell>
          <table:table-cell office:value-type="string" calcext:value-type="string">
            <text:p><text:s/>(Set theory, Cantor's diagonal argumen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–Bernstein–Schroeder theorem</text:p>
          </table:table-cell>
          <table:table-cell office:value-type="string" calcext:value-type="string">
            <text:p><text:s/>(Set theory, cardinal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on's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Dushnik–Miller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Rado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set theory) (cardinal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preparation theorem</text:p>
          </table:table-cell>
          <table:table-cell office:value-type="string" calcext:value-type="string">
            <text:p><text:s/>(several complex variables, 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s A and B</text:p>
          </table:table-cell>
          <table:table-cell office:value-type="string" calcext:value-type="string">
            <text:p><text:s/>(several complex variab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extension theorem</text:p>
          </table:table-cell>
          <table:table-cell office:value-type="string" calcext:value-type="string">
            <text:p><text:s/>(several complex variab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Noether theorem</text:p>
          </table:table-cell>
          <table:table-cell office:value-type="string" calcext:value-type="string">
            <text:p><text:s/>(simple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 preparation theorem</text:p>
          </table:table-cell>
          <table:table-cell office:value-type="string" calcext:value-type="string">
            <text:p><text:s/>(singular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delin's theorem</text:p>
          </table:table-cell>
          <table:table-cell office:value-type="string" calcext:value-type="string">
            <text:p><text:s/>(solid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ation theorem</text:p>
          </table:table-cell>
          <table:table-cell office:value-type="string" calcext:value-type="string">
            <text:p><text:s/>(special func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–Malkin theorem</text:p>
          </table:table-cell>
          <table:table-cell office:value-type="string" calcext:value-type="string">
            <text:p><text:s/>(st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's theorem</text:p>
          </table:table-cell>
          <table:table-cell office:value-type="string" calcext:value-type="string">
            <text:p><text:s/>(st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</text:p>
          </table:table-cell>
          <table:table-cell office:value-type="string" calcext:value-type="string">
            <text:p><text:s/>(stationary points) 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theorem</text:p>
          </table:table-cell>
          <table:table-cell office:value-type="string" calcext:value-type="string">
            <text:p><text:s/>(statistical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–Yang theorem</text:p>
          </table:table-cell>
          <table:table-cell office:value-type="string" calcext:value-type="string">
            <text:p><text:s/>(statistical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hran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’s decomposition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elle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–Tippett–Gnedenko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ste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Markov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hmann–Scheffé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man–Koopman–Darmoi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o–Blackwell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a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embedding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representation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d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rk–Ocone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–Meyer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's martingale convergence theorems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dlin–Wentzell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rsanov's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hunen–Loève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 extens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ilder's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gliano's first and second theorems</text:p>
          </table:table-cell>
          <table:table-cell office:value-type="string" calcext:value-type="string">
            <text:p><text:s/>(structur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squeezing theorem</text:p>
          </table:table-cell>
          <table:table-cell office:value-type="string" calcext:value-type="string">
            <text:p><text:s/>(symplect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–Jacobi–Lie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 Hwa Chung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Nullstellensatz</text:p>
          </table:table-cell>
          <table:table-cell office:value-type="string" calcext:value-type="string">
            <text:p><text:s/>(theorem of zeroes) (commutative algebra,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 employment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's theorem</text:p>
          </table:table-cell>
          <table:table-cell office:value-type="string" calcext:value-type="string">
            <text:p><text:s/>(theory of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thermo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theorem</text:p>
          </table:table-cell>
          <table:table-cell office:value-type="string" calcext:value-type="string">
            <text:p><text:s/>(thermo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zation theorems</text:p>
          </table:table-cell>
          <table:table-cell office:value-type="string" calcext:value-type="string">
            <text:p><text:s/>(topological sp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 signature theorem</text:p>
          </table:table-cell>
          <table:table-cell office:value-type="string" calcext:value-type="string">
            <text:p><text:s/>(topology,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 sandwich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 curve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–Hopf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ovicenko's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Tukey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uality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ond–Schneider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mann–Weierstrass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exponentials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TC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in geometry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angle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poleon's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's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er–Lehmus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onic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irkhoff–Witt theorem</text:p>
          </table:table-cell>
          <table:table-cell office:value-type="string" calcext:value-type="string">
            <text:p><text:s/>(universal enveloping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s's theorem</text:p>
          </table:table-cell>
          <table:table-cell office:value-type="string" calcext:value-type="string">
            <text:p><text:s/>(vector calculus, 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ergence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ient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's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icit function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function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ension theorem for vector spaces</text:p>
          </table:table-cell>
          <table:table-cell office:value-type="string" calcext:value-type="string">
            <text:p><text:s/>(vector spaces, 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dard–Thorn theorem</text:p>
          </table:table-cell>
          <table:table-cell office:value-type="string" calcext:value-type="string">
            <text:p><text:s/>(vertex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tation theorem</text:p>
          </table:table-cell>
          <table:table-cell office:value-type="string" calcext:value-type="string">
            <text:p><text:s/>(von Neuman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 density theorem</text:p>
          </table:table-cell>
          <table:table-cell office:value-type="string" calcext:value-type="string">
            <text:p><text:s/>(von Neuman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ard–Satterthwaite theorem</text:p>
          </table:table-cell>
          <table:table-cell office:value-type="string" calcext:value-type="string">
            <text:p><text:s/>(voting metho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ggan–Schwartz theorem</text:p>
          </table:table-cell>
          <table:table-cell office:value-type="string" calcext:value-type="string">
            <text:p><text:s/>(vot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theorem on special divisors </text:p>
          </table:table-cell>
          <table:table-cell office:value-type="string" calcext:value-type="string">
            <text:p>(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's theorem </text:p>
          </table:table-cell>
          <table:table-cell office:value-type="string" calcext:value-type="string">
            <text:p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hbin's theorem</text:p>
          </table:table-cell>
          <table:table-cell office:value-type="string" calcext:value-type="string">
            <text:p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–Smirnov metrization theorem</text:p>
          </table:table-cell>
          <table:table-cell office:value-type="string" calcext:value-type="string">
            <text:p>(gener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al subgroup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n homomorphisms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extension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tice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llen–Suslin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finitely generated modules over a principal ideal domain 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Wedderburn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Zorn theorem</text:p>
          </table:table-cell>
          <table:table-cell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theorem</text:p>
          </table:table-cell>
          <table:table-cell office:value-type="string" calcext:value-type="string">
            <text:p><text:span text:style-name="T3"><text:a xlink:href="https://en.wikipedia.org/wiki/Algebra" xlink:type="simple">Algebra</text:a></text:span><text:span text:style-name="T3"> / </text:span><text:span text:style-name="T3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yi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ézout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Riemann singularity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–Jacob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hyankar–Mo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i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Andreotti–Frank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thmetic 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ly–Bor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ini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fixed-point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–de Franchi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's structur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ton–Hansen connect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uert–Riemenschneider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–Hirzebruch–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's connect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onaka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mata–Viehweg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mpf–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embedd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theorem on (1,1)-classes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Noether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tors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ford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's compactifica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 base chang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m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existenc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ell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en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ix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iski's mai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yclic models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ert–Brauer–Hasse–Noether theorem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n–Davenport–Halberstam theorem</text:p>
          </table:table-cell>
          <table:table-cell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monadicity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Aztec diamon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nsk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nya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ck–Chowla–Ry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 approximation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hiez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 theorem (conformal mapping)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h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ôch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Carathéodor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ell–Humbert theorem</text:p>
          </table:table-cell>
          <table:table-cell office:value-type="string" calcext:value-type="string">
            <text:p><text:span text:style-name="T4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nching theorem</text:p>
          </table:table-cell>
          <table:table-cell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m's speedup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ra–Bazzi theorem</text:p>
          </table:table-cell>
          <table:table-cell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anchon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stein's theorem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–Diquet–Puiseux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net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Bott fixed-point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ingham π theorem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iliary polynomial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tty's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ch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yai–Gerwien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gman–Minc inequality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nomous convergence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dixson–Dulac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chian–Allen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shop–Cannings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areva–Shapley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ndel's theorem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inger index theorem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theorem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 bisector theorem</text:p>
          </table:table-cell>
          <table:table-cell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man–Quarles theorem</text:p>
          </table:table-cell>
          <table:table-cell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hmagupta theorem</text:p>
          </table:table-cell>
          <table:table-cell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tish flag theorem</text:p>
          </table:table-cell>
          <table:table-cell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emann's theorem</text:p>
          </table:table-cell>
          <table:table-cell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fly theorem</text:p>
          </table:table-cell>
          <table:table-cell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erin–Brauer–Gorenstein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ree main theorems</text:p>
          </table:table-cell>
          <table:table-cell office:value-type="string" calcext:value-type="string">
            <text:p><text:span text:style-name="T4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an–Low theorem</text:p>
          </table:table-cell>
          <table:table-cell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ytic Fredholm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onszajn–Smit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zelà–Ascoli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Alaoglu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Mazur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einhau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nstein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ow's impossibility theorem</text:p>
          </table:table-cell>
          <table:table-cell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Mollerup theorem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's recogni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schke selec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nate Interior Angle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 gallery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ier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–Chvátal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oks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's theorem</text:p>
          </table:table-cell>
          <table:table-cell office:value-type="string" calcext:value-type="string">
            <text:p><text:span text:style-name="T3"><text:a xlink:href="https://en.wikipedia.org/wiki/Graph_theory" xlink:type="simple">Graph theory</text:a></text:span><text:span text:style-name="T3"> / </text:span><text:span text:style-name="T3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–Wall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side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urling–Lax theorem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egal completion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 periodic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's representabil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theorem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representation theorem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o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itsur–Levitzki theorem</text:p>
          </table:table-cell>
          <table:table-cell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's curv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ian and tauberian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icovitch cover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wise compactnes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lean prime ideal theorem</text:p>
          </table:table-cell>
          <table:table-cell office:value-type="string" calcext:value-type="string">
            <text:p><text:span text:style-name="T4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olute convergence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inverse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Von Neumann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convergence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r's theorem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 fixed point theorem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Grothendieck theorem</text:p>
          </table:table-cell>
          <table:table-cell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Ankeny–Artin–Chowla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éry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Ax–Kochen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–Friedlander–Iwaniec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iege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–Titchmarsh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botarev's dens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ese remaind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la–Mordel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al lin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theorem on arithmetic progression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inzburg–Ziv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ac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–Eul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 polygonal num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ast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ittl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 on sums of two square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d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el–Landau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ma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ithmetic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ish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–Tao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ss–Zagi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Ramanujan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 norm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Minkowski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's theorem on elliptic curve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Waring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irreducibil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 90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i's four-squar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–Lang finitenes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–We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four-squar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au prime idea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nik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hs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as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n–Drinfeld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contro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ens's theorem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y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hăilescu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ar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dell–Wei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omachus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gonal num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 num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h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Mahler–Lech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hie Germai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k–Heegn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agi existenc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nell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–Kubiliu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tieghem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ogradov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Staudt–Clausen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–Ikehara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so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stenholme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ckendorf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igmondy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kinson's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on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invers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der–Minty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baki–Witt theorem</text:p>
          </table:table-cell>
          <table:table-cell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uška–Lax–Milgram theorem</text:p>
          </table:table-cell>
          <table:table-cell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abatic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i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theorem_(relativity)" xlink:type="simple">Birkhoff's theorem  (relativity)</text:a></text:p>
          </table:table-cell>
          <table:table-cell office:value-type="string" calcext:value-type="string">
            <text:p><text:span text:style-name="T4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goliubov–Parasyuk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van Leeuwe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ollonius's theorem</text:p>
          </table:table-cell>
          <table:table-cell office:value-type="string" calcext:value-type="string">
            <text:p><text:span text:style-name="T4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postulate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es' theorem</text:p>
          </table:table-cell>
          <table:table-cell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y–Esséen theorem</text:p>
          </table:table-cell>
          <table:table-cell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ballot theorem</text:p>
          </table:table-cell>
          <table:table-cell office:value-type="string" calcext:value-type="string">
            <text:p><text:span text:style-name="T3"><text:a xlink:href="https://en.wikipedia.org/wiki/Probability_theory" xlink:type="simple">Probability theory</text:a></text:span><text:span text:style-name="T3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ke's theorem</text:p>
          </table:table-cell>
          <table:table-cell office:value-type="string" calcext:value-type="string">
            <text:p><text:span text:style-name="T3"><text:a xlink:href="https://en.wikipedia.org/wiki/Probability_theory" xlink:type="simple">Probability theory</text:a></text:span><text:span text:style-name="T3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's theorem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theorem</text:p>
          </table:table-cell>
          <table:table-cell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erson's theorem</text:p>
          </table:table-cell>
          <table:table-cell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–Weierstrass theorem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's theorem</text:p>
          </table:table-cell>
          <table:table-cell office:value-type="string" calcext:value-type="string">
            <text:p><text:span text:style-name="T3"><text:a xlink:href="https://en.wikipedia.org/wiki/Real_analysis" xlink:type="simple">Real analysis</text:a></text:span><text:span text:style-name="T3"> / </text:span><text:span text:style-name="T3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Schreier theorem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Bott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Nesbitt theorem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 on induced characters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trami's theorem</text:p>
          </table:table-cell>
          <table:table-cell office:value-type="string" calcext:value-type="string">
            <text:p><text:span text:style-name="T4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–Kazdan comparison theorem</text:p>
          </table:table-cell>
          <table:table-cell office:value-type="string" calcext:value-type="string">
            <text:p><text:span text:style-name="T4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n–Minkowski theorem</text:p>
          </table:table-cell>
          <table:table-cell office:value-type="string" calcext:value-type="string">
            <text:p><text:span text:style-name="T4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Brauer–Cartan–Hua theorem</text:p>
          </table:table-cell>
          <table:table-cell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determinacy theorem</text:p>
          </table:table-cell>
          <table:table-cell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nke–Stein theorem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er–Fike theorem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mann's agreement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pat–Beg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u's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–Ruffini theorem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suk–Ulam theorem</text:p>
          </table:table-cell>
          <table:table-cell office:value-type="string" calcext:value-type="string">
            <text:p><text:span text:style-name="T4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uwer fixed point theorem</text:p>
          </table:table-cell>
          <table:table-cell office:value-type="string" calcext:value-type="string">
            <text:p><text:span text:style-name="T4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re category theorem</text:p>
          </table:table-cell>
          <table:table-cell office:value-type="string" calcext:value-type="string">
            <text:p><text:span text:style-name="T3"><text:a xlink:href="https://en.wikipedia.org/wiki/Topology" xlink:type="simple">Topology</text:a></text:span><text:span text:style-name="T3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uville–Laszlo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Grothendieck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sles's theore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ed-point theorems in infinite-dimensional spa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atic reciprocity theorem</text:p>
          </table:table-cell>
          <table:table-cell table:number-columns-repeated="4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49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53"/>
        <table:table-column table:style-name="co10" table:default-cell-style-name="ce58"/>
        <table:table-row table:style-name="ro1">
          <table:table-cell table:style-name="ce52" office:value-type="string" calcext:value-type="string">
            <text:p>Organisations</text:p>
          </table:table-cell>
          <table:table-cell table:style-name="ce57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54" office:value-type="string" calcext:value-type="string">
            <text:p>Mathworld Wolfram</text:p>
          </table:table-cell>
          <table:table-cell table:style-name="ce59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54" office:value-type="string" calcext:value-type="string">
            <text:p>Institute for Advanced Study</text:p>
          </table:table-cell>
          <table:table-cell table:style-name="ce59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5" office:value-type="string" calcext:value-type="string">
            <text:p>Bloggers</text:p>
          </table:table-cell>
          <table:table-cell table:style-name="ce55" office:value-type="string" calcext:value-type="string">
            <text:p>Blogs</text:p>
          </table:table-cell>
        </table:table-row>
        <table:table-row table:style-name="ro1">
          <table:table-cell table:style-name="ce56" office:value-type="string" calcext:value-type="string">
            <text:p>Tai-Danae Bradley</text:p>
          </table:table-cell>
          <table:table-cell table:style-name="ce60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54" office:value-type="string" calcext:value-type="string">
            <text:p>Terry Tao</text:p>
          </table:table-cell>
          <table:table-cell table:style-name="ce59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6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3"><text:a xlink:href="https://oeis.org/A000041" xlink:type="simple">A000041</text:a></text:span><text:span text:style-name="T3"> / </text:span><text:span text:style-name="T3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62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1146">
          <table:sort>
            <table:sort-by table:field-number="1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16:55:53.979610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7-28T16:57:46.240338959</dc:date>
    <meta:editing-duration>PT13H54M26S</meta:editing-duration>
    <meta:editing-cycles>539</meta:editing-cycles>
    <meta:generator>LibreOffice/7.1.3.2$Linux_X86_64 LibreOffice_project/10$Build-2</meta:generator>
    <meta:document-statistic meta:table-count="8" meta:cell-count="2720" meta:object-count="0"/>
  </office:meta>
</office:document-meta>
</file>